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6" table:default-cell-style-name="Default"/>
        <table:table-row table:style-name="ro1">
          <table:table-cell office:value-type="string">
            <text:p>Generator:</text:p>
          </table:table-cell>
          <table:table-cell office:value-type="string">
            <text:p>Algorithm:</text:p>
          </table:table-cell>
          <table:table-cell office:value-type="string">
            <text:p>Wait Time</text:p>
          </table:table-cell>
          <table:table-cell office:value-type="string">
            <text:p>Serve Time</text:p>
          </table:table-cell>
          <table:table-cell office:value-type="string">
            <text:p>Avgerage Load</text:p>
          </table:table-cell>
          <table:table-cell table:number-columns-repeated="11"/>
        </table:table-row>
        <table:table-row table:style-name="ro1">
          <table:table-cell office:value-type="string">
            <text:p>Random</text:p>
          </table:table-cell>
          <table:table-cell office:value-type="string">
            <text:p>FCFS</text:p>
          </table:table-cell>
          <table:table-cell office:value-type="float" office:value="23.89">
            <text:p>23,89</text:p>
          </table:table-cell>
          <table:table-cell office:value-type="float" office:value="39.43">
            <text:p>39,43</text:p>
          </table:table-cell>
          <table:table-cell table:style-name="ce1" office:value-type="percentage" office:value="0.2311">
            <text:p>23,11%</text:p>
          </table:table-cell>
          <table:table-cell table:number-columns-repeated="2"/>
          <table:table-cell>
            <draw:frame table:end-cell-address="Sheet1.O22" table:end-x="2.232cm" table:end-y="0.061cm" draw:z-index="0" draw:style-name="gr1" draw:text-style-name="P1" svg:width="15.974cm" svg:height="8.979cm" svg:x="2.065cm" svg:y="0.115cm">
              <draw:object draw:notify-on-update-of-ranges="Sheet1.C1:Sheet1.D1 Sheet1.B2:Sheet1.B2 Sheet1.C2:Sheet1.D2 Sheet1.B3:Sheet1.B3 Sheet1.C3:Sheet1.D3 Sheet1.B4:Sheet1.B4 Sheet1.C4:Sheet1.D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table:end-cell-address="Sheet1.W22" table:end-x="0.201cm" table:end-y="0.241cm" draw:z-index="3" draw:style-name="gr1" draw:text-style-name="P1" svg:width="15.974cm" svg:height="9.249cm" svg:x="0.034cm" svg:y="0.025cm">
              <draw:object draw:notify-on-update-of-ranges="Sheet1.B2:Sheet1.B4 Sheet1.E1:Sheet1.E1 Sheet1.E2:Sheet1.E4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>
            <text:p>Random</text:p>
          </table:table-cell>
          <table:table-cell office:value-type="string">
            <text:p>Momentum</text:p>
          </table:table-cell>
          <table:table-cell office:value-type="float" office:value="28.01">
            <text:p>28,01</text:p>
          </table:table-cell>
          <table:table-cell office:value-type="float" office:value="41.78">
            <text:p>41,78</text:p>
          </table:table-cell>
          <table:table-cell table:style-name="ce1" office:value-type="percentage" office:value="0.2024">
            <text:p>20,24%</text:p>
          </table:table-cell>
          <table:table-cell table:number-columns-repeated="11"/>
        </table:table-row>
        <table:table-row table:style-name="ro1">
          <table:table-cell office:value-type="string">
            <text:p>Random</text:p>
          </table:table-cell>
          <table:table-cell office:value-type="string">
            <text:p>Morning</text:p>
          </table:table-cell>
          <table:table-cell office:value-type="float" office:value="25.11">
            <text:p>25,11</text:p>
          </table:table-cell>
          <table:table-cell office:value-type="float" office:value="38.91">
            <text:p>38,91</text:p>
          </table:table-cell>
          <table:table-cell table:style-name="ce1" office:value-type="percentage" office:value="0.2019">
            <text:p>20,19%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Office Evening</text:p>
          </table:table-cell>
          <table:table-cell office:value-type="string">
            <text:p>FCFS</text:p>
          </table:table-cell>
          <table:table-cell office:value-type="float" office:value="32.28">
            <text:p>32,28</text:p>
          </table:table-cell>
          <table:table-cell office:value-type="float" office:value="50.46">
            <text:p>50,46</text:p>
          </table:table-cell>
          <table:table-cell table:style-name="ce1" office:value-type="percentage" office:value="0.3235">
            <text:p>32,35%</text:p>
          </table:table-cell>
          <table:table-cell table:number-columns-repeated="11"/>
        </table:table-row>
        <table:table-row table:style-name="ro1">
          <table:table-cell office:value-type="string">
            <text:p>Office Evening</text:p>
          </table:table-cell>
          <table:table-cell office:value-type="string">
            <text:p>Momentum</text:p>
          </table:table-cell>
          <table:table-cell office:value-type="float" office:value="30.79">
            <text:p>30,79</text:p>
          </table:table-cell>
          <table:table-cell office:value-type="float" office:value="49.23">
            <text:p>49,23</text:p>
          </table:table-cell>
          <table:table-cell table:style-name="ce1" office:value-type="percentage" office:value="0.3269">
            <text:p>32,69%</text:p>
          </table:table-cell>
          <table:table-cell table:number-columns-repeated="11"/>
        </table:table-row>
        <table:table-row table:style-name="ro1">
          <table:table-cell office:value-type="string">
            <text:p>Office Evening</text:p>
          </table:table-cell>
          <table:table-cell office:value-type="string">
            <text:p>Morning</text:p>
          </table:table-cell>
          <table:table-cell office:value-type="float" office:value="32.85">
            <text:p>32,85</text:p>
          </table:table-cell>
          <table:table-cell office:value-type="float" office:value="51.55">
            <text:p>51,55</text:p>
          </table:table-cell>
          <table:table-cell table:style-name="ce1" office:value-type="percentage" office:value="0.3301">
            <text:p>33,01%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Office Morning</text:p>
          </table:table-cell>
          <table:table-cell office:value-type="string">
            <text:p>FCFS</text:p>
          </table:table-cell>
          <table:table-cell office:value-type="float" office:value="24.56">
            <text:p>24,56</text:p>
          </table:table-cell>
          <table:table-cell office:value-type="float" office:value="39.53">
            <text:p>39,53</text:p>
          </table:table-cell>
          <table:table-cell table:style-name="ce1" office:value-type="percentage" office:value="0.2191">
            <text:p>21,91%</text:p>
          </table:table-cell>
          <table:table-cell table:number-columns-repeated="11"/>
        </table:table-row>
        <table:table-row table:style-name="ro1">
          <table:table-cell office:value-type="string">
            <text:p>Office Morning</text:p>
          </table:table-cell>
          <table:table-cell office:value-type="string">
            <text:p>Momentum</text:p>
          </table:table-cell>
          <table:table-cell office:value-type="float" office:value="21.76">
            <text:p>21,76</text:p>
          </table:table-cell>
          <table:table-cell office:value-type="float" office:value="36.85">
            <text:p>36,85</text:p>
          </table:table-cell>
          <table:table-cell table:style-name="ce1" office:value-type="percentage" office:value="0.2248">
            <text:p>22,48%</text:p>
          </table:table-cell>
          <table:table-cell table:number-columns-repeated="11"/>
        </table:table-row>
        <table:table-row table:style-name="ro1">
          <table:table-cell office:value-type="string">
            <text:p>Office Morning</text:p>
          </table:table-cell>
          <table:table-cell office:value-type="string">
            <text:p>Morning</text:p>
          </table:table-cell>
          <table:table-cell office:value-type="float" office:value="23.5">
            <text:p>23,5</text:p>
          </table:table-cell>
          <table:table-cell office:value-type="float" office:value="39.04">
            <text:p>39,04</text:p>
          </table:table-cell>
          <table:table-cell table:style-name="ce1" office:value-type="percentage" office:value="0.237">
            <text:p>23,70%</text:p>
          </table:table-cell>
          <table:table-cell table:number-columns-repeated="11"/>
        </table:table-row>
        <table:table-row table:style-name="ro1" table:number-rows-repeated="10">
          <table:table-cell table:number-columns-repeated="16"/>
        </table:table-row>
        <table:table-row table:style-name="ro1">
          <table:table-cell table:number-columns-repeated="7"/>
          <table:table-cell>
            <draw:frame table:end-cell-address="Sheet1.O43" table:end-x="2.201cm" table:end-y="0.039cm" draw:z-index="1" draw:style-name="gr1" draw:text-style-name="P1" svg:width="15.974cm" svg:height="8.98cm" svg:x="2.034cm" svg:y="0.092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Sheet1.W43" table:end-x="0.275cm" table:end-y="0.301cm" draw:z-index="5" draw:style-name="gr1" draw:text-style-name="P1" svg:width="15.974cm" svg:height="9.31cm" svg:x="0.108cm" svg:y="0.024cm">
              <draw:object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 table:number-rows-repeated="20">
          <table:table-cell table:number-columns-repeated="16"/>
        </table:table-row>
        <table:table-row table:style-name="ro1">
          <table:table-cell table:number-columns-repeated="7"/>
          <table:table-cell>
            <draw:frame table:end-cell-address="Sheet1.O63" table:end-x="2.123cm" table:end-y="0.427cm" draw:z-index="2" draw:style-name="gr1" draw:text-style-name="P1" svg:width="15.974cm" svg:height="8.979cm" svg:x="1.956cm" svg:y="0.029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  <table:table-cell>
            <draw:frame table:end-cell-address="Sheet1.W64" table:end-x="0.316cm" table:end-y="0.121cm" draw:z-index="4" draw:style-name="gr1" draw:text-style-name="P1" svg:width="15.974cm" svg:height="9.041cm" svg:x="0.149cm" svg:y="0.113cm">
              <draw:object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13.06.2018</text:date>, <text:time>20:4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2M41S</meta:editing-duration>
    <meta:editing-cycles>5</meta:editing-cycles>
    <meta:generator>OpenOffice/4.1.1$Win32 OpenOffice.org_project/411m6$Build-9775</meta:generator>
    <dc:date>2018-06-13T20:48:04.42</dc:date>
    <dc:creator>Karol Mąkosa</dc:creator>
    <meta:document-statistic meta:table-count="3" meta:cell-count="50" meta:object-count="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5cm" svg:height="8.98cm" xlink:href=".." xlink:type="simple" chart:class="chart:bar" chart:style-name="ch1">
        <chart:title svg:x="7.11cm" svg:y="0.315cm" chart:style-name="ch2">
          <text:p>Random</text:p>
        </chart:title>
        <chart:legend chart:legend-position="end" svg:x="13.5cm" svg:y="3.654cm" style:legend-expansion="high" chart:style-name="ch3"/>
        <chart:plot-area chart:style-name="ch4" table:cell-range-address="Sheet1.B1:Sheet1.D4" chart:data-source-has-labels="both" svg:x="0.769cm" svg:y="1.631cm" svg:width="12.093cm" svg:height="6.75cm">
          <chartooo:coordinate-region svg:x="1.39cm" svg:y="1.844cm" svg:width="11.472cm" svg:height="5.864cm"/>
          <chart:axis chart:dimension="x" chart:name="primary-x" chart:style-name="ch5" chartooo:axis-type="auto">
            <chartooo:date-scale/>
            <chart:categories table:cell-range-address="Sheet1.C1:Sheet1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2:Sheet1.D2" chart:label-cell-address="Sheet1.B2:Sheet1.B2" chart:class="chart:bar">
            <chart:data-point chart:repeated="2"/>
          </chart:series>
          <chart:series chart:style-name="ch9" chart:values-cell-range-address="Sheet1.C3:Sheet1.D3" chart:label-cell-address="Sheet1.B3:Sheet1.B3" chart:class="chart:bar">
            <chart:data-point chart:repeated="2"/>
          </chart:series>
          <chart:series chart:style-name="ch10" chart:values-cell-range-address="Sheet1.C4:Sheet1.D4" chart:label-cell-address="Sheet1.B4:Sheet1.B4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it Time</text:p>
                <draw:g>
                  <svg:desc>Sheet1.C1:Sheet1.D1</svg:desc>
                </draw:g>
              </table:table-cell>
              <table:table-cell office:value-type="string">
                <text:p>Serve Time</text:p>
              </table:table-cell>
            </table:table-row>
          </table:table-header-rows>
          <table:table-rows>
            <table:table-row>
              <table:table-cell office:value-type="string">
                <text:p>FCFS</text:p>
                <draw:g>
                  <svg:desc>Sheet1.B2:Sheet1.B2</svg:desc>
                </draw:g>
              </table:table-cell>
              <table:table-cell office:value-type="float" office:value="23.89">
                <text:p>23.89</text:p>
                <draw:g>
                  <svg:desc>Sheet1.C2:Sheet1.D2</svg:desc>
                </draw:g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Momentum</text:p>
                <draw:g>
                  <svg:desc>Sheet1.B3:Sheet1.B3</svg:desc>
                </draw:g>
              </table:table-cell>
              <table:table-cell office:value-type="float" office:value="28.01">
                <text:p>28.01</text:p>
                <draw:g>
                  <svg:desc>Sheet1.C3:Sheet1.D3</svg:desc>
                </draw:g>
              </table:table-cell>
              <table:table-cell office:value-type="float" office:value="41.78">
                <text:p>41.78</text:p>
              </table:table-cell>
            </table:table-row>
            <table:table-row>
              <table:table-cell office:value-type="string">
                <text:p>Morning</text:p>
                <draw:g>
                  <svg:desc>Sheet1.B4:Sheet1.B4</svg:desc>
                </draw:g>
              </table:table-cell>
              <table:table-cell office:value-type="float" office:value="25.11">
                <text:p>25.11</text:p>
                <draw:g>
                  <svg:desc>Sheet1.C4:Sheet1.D4</svg:desc>
                </draw:g>
              </table:table-cell>
              <table:table-cell office:value-type="float" office:value="38.91">
                <text:p>38.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5cm" svg:height="8.981cm" xlink:href="." xlink:type="simple" chart:class="chart:bar" chart:style-name="ch1">
        <chart:title svg:x="6.488cm" svg:y="0.315cm" chart:style-name="ch2">
          <text:p>Office Evening</text:p>
        </chart:title>
        <chart:legend chart:legend-position="end" svg:x="13.5cm" svg:y="3.654cm" style:legend-expansion="high" chart:style-name="ch3"/>
        <chart:plot-area chart:style-name="ch4" chart:data-source-has-labels="both" svg:x="0.769cm" svg:y="1.631cm" svg:width="12.093cm" svg:height="6.751cm">
          <chartooo:coordinate-region svg:x="1.39cm" svg:y="1.843cm" svg:width="11.472cm" svg:height="5.866cm"/>
          <chart:axis chart:dimension="x" chart:name="primary-x" chart:style-name="ch5" chartooo:axis-type="auto">
            <chartooo:date-scale/>
            <chart:categories table:cell-range-address="local-table.$B$1:.$C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C$2" chart:label-cell-address="local-table.$A$2" chart:class="chart:bar">
            <chart:data-point chart:repeated="2"/>
          </chart:series>
          <chart:series chart:style-name="ch9" chart:values-cell-range-address="local-table.$B$3:.$C$3" chart:label-cell-address="local-table.$A$3" chart:class="chart:bar">
            <chart:data-point chart:repeated="2"/>
          </chart:series>
          <chart:series chart:style-name="ch10" chart:values-cell-range-address="local-table.$B$4:.$C$4" chart:label-cell-address="local-table.$A$4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it Time</text:p>
              </table:table-cell>
              <table:table-cell office:value-type="string">
                <text:p>Serve Time</text:p>
              </table:table-cell>
            </table:table-row>
          </table:table-header-rows>
          <table:table-rows>
            <table:table-row>
              <table:table-cell office:value-type="string">
                <text:p>FCFS</text:p>
              </table:table-cell>
              <table:table-cell office:value-type="float" office:value="32.28">
                <text:p>32.28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Momentum</text:p>
              </table:table-cell>
              <table:table-cell office:value-type="float" office:value="30.79">
                <text:p>30.79</text:p>
              </table:table-cell>
              <table:table-cell office:value-type="float" office:value="49.23">
                <text:p>49.23</text:p>
              </table:table-cell>
            </table:table-row>
            <table:table-row>
              <table:table-cell office:value-type="string">
                <text:p>Morning</text:p>
              </table:table-cell>
              <table:table-cell office:value-type="float" office:value="32.85">
                <text:p>32.85</text:p>
              </table:table-cell>
              <table:table-cell office:value-type="float" office:value="51.55">
                <text:p>51.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5cm" svg:height="8.98cm" xlink:href="." xlink:type="simple" chart:class="chart:bar" chart:style-name="ch1">
        <chart:title svg:x="6.475cm" svg:y="0.315cm" chart:style-name="ch2">
          <text:p>Office Morning</text:p>
        </chart:title>
        <chart:legend chart:legend-position="end" svg:x="13.5cm" svg:y="3.654cm" style:legend-expansion="high" chart:style-name="ch3"/>
        <chart:plot-area chart:style-name="ch4" chart:data-source-has-labels="both" svg:x="0.769cm" svg:y="1.631cm" svg:width="12.093cm" svg:height="6.75cm">
          <chartooo:coordinate-region svg:x="1.39cm" svg:y="1.844cm" svg:width="11.472cm" svg:height="5.864cm"/>
          <chart:axis chart:dimension="x" chart:name="primary-x" chart:style-name="ch5" chartooo:axis-type="auto">
            <chartooo:date-scale/>
            <chart:categories table:cell-range-address="local-table.$B$1:.$C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C$2" chart:label-cell-address="local-table.$A$2" chart:class="chart:bar">
            <chart:data-point chart:repeated="2"/>
          </chart:series>
          <chart:series chart:style-name="ch9" chart:values-cell-range-address="local-table.$B$3:.$C$3" chart:label-cell-address="local-table.$A$3" chart:class="chart:bar">
            <chart:data-point chart:repeated="2"/>
          </chart:series>
          <chart:series chart:style-name="ch10" chart:values-cell-range-address="local-table.$B$4:.$C$4" chart:label-cell-address="local-table.$A$4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it Time</text:p>
              </table:table-cell>
              <table:table-cell office:value-type="string">
                <text:p>Serve Time</text:p>
              </table:table-cell>
            </table:table-row>
          </table:table-header-rows>
          <table:table-rows>
            <table:table-row>
              <table:table-cell office:value-type="string">
                <text:p>FCFS</text:p>
              </table:table-cell>
              <table:table-cell office:value-type="float" office:value="24.56">
                <text:p>24.56</text:p>
              </table:table-cell>
              <table:table-cell office:value-type="float" office:value="39.53">
                <text:p>39.53</text:p>
              </table:table-cell>
            </table:table-row>
            <table:table-row>
              <table:table-cell office:value-type="string">
                <text:p>Momentum</text:p>
              </table:table-cell>
              <table:table-cell office:value-type="float" office:value="21.76">
                <text:p>21.76</text:p>
              </table:table-cell>
              <table:table-cell office:value-type="float" office:value="36.85">
                <text:p>36.85</text:p>
              </table:table-cell>
            </table:table-row>
            <table:table-row>
              <table:table-cell office:value-type="string">
                <text:p>Morning</text:p>
              </table:table-cell>
              <table:table-cell office:value-type="float" office:value="23.5">
                <text:p>23.5</text:p>
              </table:table-cell>
              <table:table-cell office:value-type="float" office:value="39.04">
                <text:p>39.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5cm" svg:height="9.25cm" xlink:href=".." xlink:type="simple" chart:class="chart:bar" chart:style-name="ch1">
        <chart:title svg:x="7.11cm" svg:y="0.321cm" chart:style-name="ch2">
          <text:p>Random</text:p>
        </chart:title>
        <chart:legend chart:legend-position="end" svg:x="12.971cm" svg:y="4.313cm" style:legend-expansion="high" chart:style-name="ch3"/>
        <chart:plot-area chart:style-name="ch4" table:cell-range-address="Sheet1.B2:Sheet1.B4 Sheet1.E1:Sheet1.E4" chart:data-source-has-labels="both" svg:x="0.769cm" svg:y="1.655cm" svg:width="11.564cm" svg:height="6.99cm">
          <chartooo:coordinate-region svg:x="2.184cm" svg:y="1.867cm" svg:width="10.149cm" svg:height="6.105cm"/>
          <chart:axis chart:dimension="x" chart:name="primary-x" chart:style-name="ch5" chartooo:axis-type="auto">
            <chartooo:date-scale/>
            <chart:categories table:cell-range-address="Sheet1.B2:Sheet1.B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E2:Sheet1.E4" chart:label-cell-address="Sheet1.E1:Sheet1.E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erage Load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CFS</text:p>
                <draw:g>
                  <svg:desc>Sheet1.B2:Sheet1.B4</svg:desc>
                </draw:g>
              </table:table-cell>
              <table:table-cell office:value-type="float" office:value="0.2311">
                <text:p>0.2311</text:p>
                <draw:g>
                  <svg:desc>Sheet1.E2:Sheet1.E4</svg:desc>
                </draw:g>
              </table:table-cell>
            </table:table-row>
            <table:table-row>
              <table:table-cell office:value-type="string">
                <text:p>Momentum</text:p>
              </table:table-cell>
              <table:table-cell office:value-type="float" office:value="0.2024">
                <text:p>0.2024</text:p>
              </table:table-cell>
            </table:table-row>
            <table:table-row>
              <table:table-cell office:value-type="string">
                <text:p>Morning</text:p>
              </table:table-cell>
              <table:table-cell office:value-type="float" office:value="0.2019">
                <text:p>0.20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percentage-style style:name="N11">
      <number:number number:decimal-places="2" number:min-integer-digits="1"/>
      <number:text>%</number:text>
    </number:percentage-style>
    <number:date-style style:name="N8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fals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5cm" svg:height="9.311cm" xlink:href="." xlink:type="simple" chart:class="chart:bar" chart:style-name="ch1">
        <chart:title svg:x="6.488cm" svg:y="0.322cm" chart:style-name="ch2">
          <text:p>Office Evening</text:p>
        </chart:title>
        <chart:legend chart:legend-position="end" svg:x="12.971cm" svg:y="4.343cm" style:legend-expansion="high" chart:style-name="ch3"/>
        <chart:plot-area chart:style-name="ch4" chart:data-source-has-labels="both" svg:x="0.769cm" svg:y="1.659cm" svg:width="11.564cm" svg:height="7.046cm">
          <chartooo:coordinate-region svg:x="2.184cm" svg:y="1.872cm" svg:width="10.149cm" svg:height="6.161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erage Load</text:p>
              </table:table-cell>
            </table:table-row>
          </table:table-header-rows>
          <table:table-rows>
            <table:table-row>
              <table:table-cell office:value-type="string">
                <text:p>FCFS</text:p>
              </table:table-cell>
              <table:table-cell office:value-type="float" office:value="0.3235">
                <text:p>0.3235</text:p>
              </table:table-cell>
            </table:table-row>
            <table:table-row>
              <table:table-cell office:value-type="string">
                <text:p>Momentum</text:p>
              </table:table-cell>
              <table:table-cell office:value-type="float" office:value="0.3269">
                <text:p>0.3269</text:p>
              </table:table-cell>
            </table:table-row>
            <table:table-row>
              <table:table-cell office:value-type="string">
                <text:p>Morning</text:p>
              </table:table-cell>
              <table:table-cell office:value-type="float" office:value="0.3301">
                <text:p>0.33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percentage-style style:name="N11">
      <number:number number:decimal-places="2" number:min-integer-digits="1"/>
      <number:text>%</number:text>
    </number:percentage-style>
    <number:date-style style:name="N8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fals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5cm" svg:height="9.042cm" xlink:href="." xlink:type="simple" chart:class="chart:bar" chart:style-name="ch1">
        <chart:title svg:x="6.475cm" svg:y="0.316cm" chart:style-name="ch2">
          <text:p>Office Morning</text:p>
        </chart:title>
        <chart:legend chart:legend-position="end" svg:x="12.971cm" svg:y="4.209cm" style:legend-expansion="high" chart:style-name="ch3"/>
        <chart:plot-area chart:style-name="ch4" chart:data-source-has-labels="both" svg:x="0.769cm" svg:y="1.635cm" svg:width="11.564cm" svg:height="6.807cm">
          <chartooo:coordinate-region svg:x="2.184cm" svg:y="1.847cm" svg:width="10.149cm" svg:height="5.922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erage Load</text:p>
              </table:table-cell>
            </table:table-row>
          </table:table-header-rows>
          <table:table-rows>
            <table:table-row>
              <table:table-cell office:value-type="string">
                <text:p>FCFS</text:p>
              </table:table-cell>
              <table:table-cell office:value-type="float" office:value="0.2191">
                <text:p>0.2191</text:p>
              </table:table-cell>
            </table:table-row>
            <table:table-row>
              <table:table-cell office:value-type="string">
                <text:p>Momentum</text:p>
              </table:table-cell>
              <table:table-cell office:value-type="float" office:value="0.2248">
                <text:p>0.2248</text:p>
              </table:table-cell>
            </table:table-row>
            <table:table-row>
              <table:table-cell office:value-type="string">
                <text:p>Morning</text:p>
              </table:table-cell>
              <table:table-cell office:value-type="float" office:value="0.237">
                <text:p>0.2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